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officeooo:rsid="001b07db" officeooo:paragraph-rsid="001b07db" style:font-size-asian="18pt" style:font-size-complex="18pt"/>
    </style:style>
    <style:style style:name="P2" style:family="paragraph" style:parent-style-name="Standard">
      <style:paragraph-properties fo:text-align="start" style:justify-single-word="false"/>
      <style:text-properties fo:color="#000000" fo:font-size="12pt" fo:font-weight="bold" officeooo:rsid="001b07db" officeooo:paragraph-rsid="001b07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color="#000000" fo:font-size="12pt" fo:font-weight="normal" officeooo:rsid="001b07db" officeooo:paragraph-rsid="001b07d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fo:font-weight="normal" officeooo:rsid="001b07db" officeooo:paragraph-rsid="001b07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4pt" fo:font-weight="bold" officeooo:rsid="001b07db" officeooo:paragraph-rsid="001b07db"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fo:font-size="14pt" fo:font-weight="bold" officeooo:rsid="001ba5ff" officeooo:paragraph-rsid="001ba5ff" style:font-size-asian="14pt" style:font-weight-asian="bold" style:font-size-complex="14pt" style:font-weight-complex="bold"/>
    </style:style>
    <style:style style:name="P7" style:family="paragraph" style:parent-style-name="Heading_20_3">
      <style:text-properties officeooo:rsid="002917f1" officeooo:paragraph-rsid="002917f1"/>
    </style:style>
    <style:style style:name="P8" style:family="paragraph" style:parent-style-name="Text_20_body">
      <style:text-properties officeooo:paragraph-rsid="0026ac5d"/>
    </style:style>
    <style:style style:name="P9" style:family="paragraph" style:parent-style-name="Text_20_body">
      <style:text-properties officeooo:paragraph-rsid="0027fe62"/>
    </style:style>
    <style:style style:name="P10" style:family="paragraph" style:parent-style-name="Text_20_body">
      <style:text-properties officeooo:paragraph-rsid="002917f1"/>
    </style:style>
    <style:style style:name="P11" style:family="paragraph" style:parent-style-name="Text_20_body">
      <style:paragraph-properties fo:text-align="center" style:justify-single-word="false"/>
      <style:text-properties officeooo:rsid="002a02ef" officeooo:paragraph-rsid="002a02ef"/>
    </style:style>
    <style:style style:name="T1" style:family="text">
      <style:text-properties fo:font-weight="normal" style:font-weight-asian="normal" style:font-weight-complex="normal"/>
    </style:style>
    <style:style style:name="T2" style:family="text">
      <style:text-properties fo:font-weight="normal" officeooo:rsid="001eeee3" style:font-weight-asian="normal" style:font-weight-complex="normal"/>
    </style:style>
    <style:style style:name="T3" style:family="text">
      <style:text-properties fo:font-weight="normal" officeooo:rsid="0026ac5d" style:font-weight-asian="normal" style:font-weight-complex="normal"/>
    </style:style>
    <style:style style:name="T4" style:family="text">
      <style:text-properties fo:font-weight="normal" officeooo:rsid="0027fe62"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ba5ff" style:font-size-asian="12pt" style:font-weight-asian="normal" style:font-size-complex="12pt" style:font-weight-complex="normal"/>
    </style:style>
    <style:style style:name="T7" style:family="text">
      <style:text-properties fo:font-size="12pt" fo:font-weight="normal" officeooo:rsid="001d2b9a" style:font-size-asian="12pt" style:font-weight-asian="normal" style:font-size-complex="12pt" style:font-weight-complex="normal"/>
    </style:style>
    <style:style style:name="T8" style:family="text">
      <style:text-properties fo:font-size="12pt" fo:font-weight="normal" officeooo:rsid="0026ac5d" style:font-size-asian="12pt" style:font-weight-asian="normal" style:font-size-complex="12pt" style:font-weight-complex="normal"/>
    </style:style>
    <style:style style:name="T9" style:family="text">
      <style:text-properties fo:font-size="12pt" fo:font-weight="normal" officeooo:rsid="0026ffd8" style:font-size-asian="12pt" style:font-weight-asian="normal" style:font-size-complex="12pt" style:font-weight-complex="normal"/>
    </style:style>
    <style:style style:name="T10" style:family="text">
      <style:text-properties fo:font-size="12pt" fo:font-weight="normal" officeooo:rsid="0027fe62" style:font-size-asian="12pt" style:font-weight-asian="normal" style:font-size-complex="12pt" style:font-weight-complex="normal"/>
    </style:style>
    <style:style style:name="T11" style:family="text">
      <style:text-properties officeooo:rsid="0022357c"/>
    </style:style>
    <style:style style:name="T12" style:family="text">
      <style:text-properties officeooo:rsid="0026ffd8"/>
    </style:style>
    <style:style style:name="T13" style:family="text">
      <style:text-properties officeooo:rsid="0027fe62"/>
    </style:style>
    <style:style style:name="T14" style:family="text">
      <style:text-properties officeooo:rsid="0028a5b1"/>
    </style:style>
    <style:style style:name="T15" style:family="text">
      <style:text-properties officeooo:rsid="002917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de C++</text:p>
      <text:p text:style-name="P1">Laby</text:p>
      <text:p text:style-name="P1"/>
      <text:p text:style-name="P1"/>
      <text:h text:style-name="Heading_20_2" text:outline-level="2">Introduction</text:h>
      <text:p text:style-name="P2"/>
      <text:p text:style-name="Text_20_body"><text:tab/><text:span text:style-name="T1">Le but de ce projet était de programmer un petit jeu vidéo en </text:span><text:span text:style-name="T3">C</text:span><text:span text:style-name="T1">++, avec comme contrainte</text:span><text:span text:style-name="T3">s</text:span><text:span text:style-name="T1"> d’utiliser un code déjà fourni et de nous adapter à celui-ci. Ce projet nous permet d’appréhender les concepts avancé du c++.</text:span></text:p>
      <text:p text:style-name="Text_20_body"><text:span text:style-name="T1"><text:tab/></text:span><text:span text:style-name="T3">Ce document présente brièvement le fonctionnement de notre jeu, ainsi que tous les bonus que nous avons considéré mais que nous n’avons pas pu implémenter faute de temps et de moyens.</text:span></text:p>
      <text:p text:style-name="P4"/>
      <text:h text:style-name="Heading_20_2" text:outline-level="2">I. Parser</text:h>
      <text:p text:style-name="P6"/>
      <text:p text:style-name="P3">guigui</text:p>
      <text:p text:style-name="P5"/>
      <text:h text:style-name="Heading_20_2" text:outline-level="2">II. Intelligence artificielle des gardes</text:h>
      <text:p text:style-name="P5"/>
      <text:p text:style-name="P8"><text:tab/><text:span text:style-name="T12">L’intelligence artificielle des gardes est à la fois individuelle et collective. </text:span><text:span text:style-name="T5">L</text:span><text:span text:style-name="T9">eur </text:span><text:span text:style-name="T5">intelligence « </text:span><text:span text:style-name="T9">individuelle »</text:span><text:span text:style-name="T5"> est principalement basé</text:span><text:span text:style-name="T8">e</text:span><text:span text:style-name="T5"> sur une machine à états. Les gardes transite</text:span><text:span text:style-name="T8">nt</text:span><text:span text:style-name="T5"> d’un état à l’autre </text:span><text:span text:style-name="T8">en fonction de leur état interne ou d’événements extérieurs</text:span><text:span text:style-name="T5">. </text:span><text:span text:style-name="T6">La machine compte un total de </text:span><text:span text:style-name="T8">6</text:span><text:span text:style-name="T6"> états : Patrol, Attack, Defense, Pursuit, </text:span><text:span text:style-name="T10">Damaged, </text:span><text:span text:style-name="T6">Dead. </text:span><text:span text:style-name="T8">Dans le code, l’état supplémentaire Walking sert juste à factoriser le code de Patrol et Defense, et n’est donc de fait pas un état à part entière.</text:span></text:p>
      <text:p text:style-name="P11"><text:span text:style-name="T8">I</text:span><text:span text:style-name="T5">nsérer un automate à états ici</text:span></text:p>
      <text:h text:style-name="Heading_20_3" text:outline-level="3"><text:span text:style-name="T8">P</text:span><text:span text:style-name="T5">atrol</text:span></text:h>
      <text:p text:style-name="Text_20_body"><text:span text:style-name="T6"><text:tab/></text:span><text:span text:style-name="T8">Un garde en patrouille</text:span><text:span text:style-name="T6"> se déplace </text:span><text:span text:style-name="T8">de manière </text:span><text:span text:style-name="T9">semi-</text:span><text:span text:style-name="T8">aléatoire</text:span><text:span text:style-name="T6">. Le garde tire un nombre aléatoire entre 60 et 300. </text:span><text:span text:style-name="T7">Ce nombre correspond au temps pendant lequel le garde va garder la direction de déplacement actuel</text:span><text:span text:style-name="T9">le, </text:span><text:span text:style-name="T7">exprimé en nombre de rafraîchissement</text:span><text:span text:style-name="T9">s de l’image</text:span><text:span text:style-name="T7">. Sachant que l’image est rafraîchi</text:span><text:span text:style-name="T9">e</text:span><text:span text:style-name="T7"> 60 fois par secondes, le nombre aléatoire est donc compris entre 1 secondes et 5 secondes. </text:span><text:span text:style-name="T9">Lorsque ce délai est écoulé ou que le garde rencontre un obstacle (un mur, une caisse ou un Mover), une nouvelle direction aléatoire est choisie de la même manière.</text:span></text:p>
      <text:h text:style-name="Heading_20_3" text:outline-level="3">Attack</text:h>
      <text:p text:style-name="Text_20_body"><text:tab/>Le mode Attack correspond au mode offensif <text:span text:style-name="T12">et s’enclenche dès lors que le garde voit le joueur, c’est-à-dire s’il n’y a pas d’obstacles entre les deux et que la distance est inférieure à un certain seuil</text:span>. <text:span text:style-name="T12">L</text:span>e garde cherche a se rapprocher le plus possible du chasseur tout en lui tirant des boules de feu. Si le gardien perd de vu<text:span text:style-name="T12">e</text:span> le chasseur, celui-ci va alors entrer en mode Pursuit.</text:p>
      <text:p text:style-name="Text_20_body"><text:soft-page-break/><text:tab/><text:span text:style-name="T13">L’algorithme utilisé pour savoir si le gardien peut voir le joueur est DDA. Le principe de l’algorithme est de calculer les intersections entre d’une part le segement gardien-joueur et d’autres part les lignes qui constituent la grille du jeu, qui définit la praticabilité de chaque case. Si une seule case non praticable est trouvée sur le segment, le gardien ne voit pas le joueur.</text:span></text:p>
      <text:h text:style-name="Heading_20_3" text:outline-level="3">Pursuit</text:h>
      <text:p text:style-name="Text_20_body"><text:tab/><text:span text:style-name="T12">L</text:span>e gardien va chercher à rejoindre la dernière position connu<text:span text:style-name="T12">e</text:span> du chasseur. Il lance alors un algorithme de recherche du plus court chemin entre sa position et la dernière du chasseur. L’algorithme de plus court chemin implémenté dans ce projet est <text:span text:style-name="T12">A</text:span>* en considérant chaque case du labyrinthe comme un nœud d’un graphe. L’heuristique utilisé<text:span text:style-name="T13">e</text:span> est la distance euclidienne entre deux point.</text:p>
      <text:p text:style-name="Text_20_body"><text:tab/>A l’entré<text:span text:style-name="T12">e</text:span> dans le mode Pursuit, un premier <text:span text:style-name="T12">A</text:span>* est lancé pour trouv<text:span text:style-name="T12">er</text:span> un chemin entre le chasseur et le gardien. Les seuls obstacles considéré<text:span text:style-name="T12">s</text:span> sont les murs et les caisses. En effet, les autres gardiens du labyrinthe se déplaçant, ceux-ci ne seront probablement plus des obstacles sur le chemin lorsque le gardien considéré <text:span text:style-name="T12">arrivera sur leur position actuelle</text:span>.</text:p>
      <text:p text:style-name="Text_20_body"><text:tab/><text:span text:style-name="T12">Il est possible que </text:span>de nouveau<text:span text:style-name="T12">x</text:span> gardiens so<text:span text:style-name="T12">ie</text:span>nt venu<text:span text:style-name="T12">s</text:span> se placer sur une des cases constituant le chemin <text:span text:style-name="T12">pendant son exécution :</text:span> il est alors nécessaire de relancer un <text:span text:style-name="T12">A</text:span>* en considérant ce gardien <text:span text:style-name="T12">spécifiquement</text:span> comme un obstacle. </text:p>
      <text:p text:style-name="Text_20_body"><text:tab/>On recommence ce processus jusqu’à ce que l<text:span text:style-name="T12">e</text:span> gardien arrive à destination sans avoir vu le chasseur. Dans ce cas, il retourne <text:span text:style-name="T12">dans son état par défaut, qui est soit Patrol, soit Defense</text:span>. <text:s/>Si le gardien revoit le chasseur pendant l’exécution du chemin, il repasse dans l’état Attack. </text:p>
      <text:h text:style-name="Heading_20_3" text:outline-level="3">Defense</text:h>
      <text:p text:style-name="P9"><text:span text:style-name="T1"><text:tab/>L’état Defense correspond à l’état dans lequel le gardien cherche à se rapprocher du trésor pour le défendre. </text:span><text:span text:style-name="T4">Le gardien se comporte globalement comme dans Patrol, mais la direction tirée à chaque fois n’est aléatoire qu’une fraction du temps.</text:span></text:p>
      <text:p text:style-name="P9"><text:span text:style-name="T4"><text:tab/>Grâce à l’algorithme de flooding présenté plus haut, pour toute case atteignable on sait quels <text:s/>sont les voisins qui permettent de s’approcher du trésor. La direction tirée par Defense est la direction de ce voisin le plus avantageux selon une certaine probabilité, et complètement aléatoire sinon. De cette façon, le gardien s’approche du trésor sans adopter une trajectoire directe, ce qui serait évidemment exploité par le joueur.</text:span></text:p>
      <text:p text:style-name="P9"><text:span text:style-name="T1"><text:tab/>La gestion de la proportion du nombre de gardiens entre l’état Defense ou Attack est géré par une intelligence collective. Lorsqu’un gardien est en mode défense, il utilise une représentation du labyrinthe calculer durant la phase de parsing. Cette représentation indique pour chaque case sa distance au trésor. Ainsi un gardien voulant se rapprocher du trésor n’aura qu’a choisir la case ayant la valeur minimal autour de sa case actuelle et se placer sur celle-ci. <text:s/>Pour éviter que le chasseur ne devine qu’un gardien est en mode Defense et le suive pour rejoindre le trésor, ceux-ci adopte un comportement de marche aléatoire </text:span><text:span text:style-name="T2">selon une certaine probabilité. Le chasseur aura ainsi plus de mal déterminé quels sont les gardiens en mode défense. </text:span></text:p>
      <text:h text:style-name="Heading_20_3" text:outline-level="3"><text:soft-page-break/>Damaged</text:h>
      <text:p text:style-name="Text_20_body"><text:tab/><text:span text:style-name="T13">Cet état intervient lorsque le gardien se fait tirer dessus sans en mourir. L’animation de chute est jouée, et une seconde et demie plus tard, le gardien revient automatiquement dans son état par défaut.</text:span></text:p>
      <text:h text:style-name="Heading_20_3" text:outline-level="3">Dead</text:h>
      <text:p text:style-name="Text_20_body"><text:tab/><text:span text:style-name="T13">Cet état est le seul à être complètement définitif : il n’y a aucune transition de cet état vers les autres (sauf en cas de potentiels bugs). Nous avons choisi de laisser le gardien par terre </text:span><text:span text:style-name="T14">pour deux raisons. Le joueur peut ainsi se repérer plus facilement dans le labyrinthe en s’aidant des cadavres de gardiens. La gestion des pointeurs est également beaucoup plus simple : nous n’avons pas à enlever le gardien mort de l’array des gardiens, ce qui signifierait changer tous les pointeurs de tous les objets du jeu vers les anciens gardiens. Utiliser des index ne simplifie pas tellement la tâche puisqu’il aurait aussi fallu les changer.</text:span></text:p>
      <text:p text:style-name="Text_20_body"><text:tab/><text:span text:style-name="T14">Une autre alternative était de ne pas restructurer l’array de gardiens mais juste de téléporter les cadavres hors de vue. Nous avons préféré faire autrement. Pour éviter de bloquer le joueur ou les autres gardiens dans un couloir, les cadavres ne sont pas testés pour les collisions : on peut donc marcher dessus.</text:span></text:p>
      <text:h text:style-name="Heading_20_3" text:outline-level="3">Intelligence collective</text:h>
      <text:p text:style-name="P10"><text:tab/><text:span text:style-name="T14">Un gardien peut se voir affecter soit à la défense, soit à la patrouille. Son état par défaut est donc soit Defense, soit Patrol. L’algorithme d’affectation est </text:span><text:span text:style-name="T15">expliqué ci-dessous.</text:span><text:span text:style-name="T14"> </text:span></text:p>
      <text:p text:style-name="P10"><text:span text:style-name="T15"><text:tab/>Le seuil S dépend de la date actuelle ainsi que du nombre de gardiens total (morts compris). Initialement seule un petit nombre de gardes seront affectés la défense ; deux minutes après, <text:s/>ce nombre devrait avoir à peu près doublé. Le trésor est plus facile à localiser de cette façon, mais il est aussi nettement plus dangereux de s’en approcher : mieux vaut donc trouver le trésor rapidement.</text:span></text:p>
      <text:p text:style-name="P10"><text:tab/><text:span text:style-name="T15">Une fois S calculé, on initialise une variable somme à 0 et on itère sur chaque gardien i. Si le gardien est mort, on passe directement au suivant. Sinon, o</text:span><text:span text:style-name="T14">n calcule son potentiel d</text:span><text:span text:style-name="T15">e défense di</text:span><text:span text:style-name="T14"> défini comme sa distance au trésor sur la distance maximale au trésor (l’énoncé disait de faire l’inverse, mais cela nous paraissait avoir plus de sens donc nous avons fait ainsi). </text:span><text:span text:style-name="T15">On rajoute di à somme. Si somme est inférieur ou égal à S, le gardien se voit affecter à la défense, et sinon à la patrouille.</text:span></text:p>
      <text:p text:style-name="P10"><text:tab/><text:span text:style-name="T15">Cet algorithme est codé dans FireBallDX.cc, de manière contrintuitive. Nous aurions préféré le faire autre part mais Labyrinthe n’a pas de méthode update appelée une et une seule fois par frame, la méthode update de Hunter n’est jamais appelée et il n’y a pas nécessairement de gardiens sur chaque labyrinthe. Les seuls objets toujours présents et sur lesquels une méthode update est disponible sont donc les FireBallDX. Ceux-ci sont au centre du bonus présenté dans la section suivante.</text:span></text:p>
      <text:h text:style-name="Heading_20_2" text:outline-level="2"><text:soft-page-break/>III. Bonus</text:h>
      <text:h text:style-name="P7" text:outline-level="3">Plusieurs boules de feu pour le joueur</text:h>
      <text:p text:style-name="Text_20_body"/>
      <text:h text:style-name="Heading_20_3" text:outline-level="3">Bonus considérés, mais pas implémentés</text:h>
      <text:p text:style-name="Text_20_body"><text:tab/><text:span text:style-name="T11">Dans cette section, nous allons passer en revue les différentes idées que nous voulions intégré au jeu. </text:span></text:p>
      <text:p text:style-name="Text_20_body">Dans un premier temps, nous voulions intégré des téléporteurs au jeu capable de nous emmener dans un nouveau niveau. </text:p>
      <text:p text:style-name="Text_20_body">Nous voulions également intégré une gestion des caisses. Lorsque le chasseur marche sur une caisse, cela lui donne un bonus aléatoire. Ces bonus pouvait être une nouvelle arme ou du soin. </text:p>
      <text:p text:style-name="Text_20_body">On a le code pour avoir différentes arme mais nous n’avons pas trouver de moyen de représenter ces bonus dans le labyrinthe et par manque de temps, nous n’avons pas intégré ces bonu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8T16:07:17.897288866</meta:creation-date>
    <dc:date>2020-04-18T19:27:46.198651008</dc:date>
    <meta:editing-duration>PT22M36S</meta:editing-duration>
    <meta:editing-cycles>8</meta:editing-cycles>
    <meta:generator>LibreOffice/6.4.2.2$Linux_X86_64 LibreOffice_project/40$Build-2</meta:generator>
    <meta:document-statistic meta:table-count="0" meta:image-count="0" meta:object-count="0" meta:page-count="4" meta:paragraph-count="41" meta:word-count="1418" meta:character-count="8518" meta:non-whitespace-character-count="7108"/>
  </office:meta>
</office:document-meta>
</file>